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6:07:43.981227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7-04T06:17:51.590077477</dc:date>
    <meta:editing-duration>PT14H4M43S</meta:editing-duration>
    <meta:editing-cycles>143</meta:editing-cycles>
    <meta:generator>LibreOffice/6.4.4.2$Linux_X86_64 LibreOffice_project/40$Build-2</meta:generator>
    <meta:document-statistic meta:table-count="65" meta:cell-count="2390" meta:object-count="0"/>
  </office:meta>
</office:document-meta>
</file>